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 style:list-style-name="L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left="0.2602in" fo:margin-right="0in" fo:text-indent="0in" style:auto-text-indent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 style:list-style-name="WW8Num25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EGen 3.14 =&gt; 3.14 PGSQL by Rilson Nascimento</text:p>
      <text:list text:style-name="L1">
        <text:list-item>
          <text:p text:style-name="P2">EgenLoader</text:p>
          <text:p text:style-name="P3">Extended EgenLoader: Implementation of the CbaseLoader template class in a sub-class named CPGSQLLoader. To use this functionality the compile-time variable COMPILE_PGSQL_LOAD was defined and linked with OSDL-provided code that implements CPGSQLLoader class when building EGenLoader.</text:p>
        </text:list-item>
      </text:list>
      <text:p text:style-name="P4"/>
      <text:p text:style-name="P5">New Files</text:p>
      <text:list text:style-name="WW8Num25">
        <text:list-item>
          <text:p text:style-name="P6">Added PGLoader to src/pgsql, and pgloader.h to inc/pgsql. This unit defines the class representing PostgreSQL database loader</text:p>
        </text:list-item>
        <text:list-item>
          <text:p text:style-name="P6">Added sub-directory pgsql under src and inc directories</text:p>
        </text:list-item>
        <text:list-item>
          <text:p text:style-name="P6">Added headers files representing the database loader class for each table to inc/pgsql: PGSQLAccountPermissionLoad.h . . . PGSQLZipCodeLoad.h</text:p>
        </text:list-item>
        <text:list-item>
          <text:p text:style-name="P6">Added header of the loader class factory for PostgreSQL to inc/pgsql: PGSQLLoaderFactory.h</text:p>
        </text:list-item>
        <text:list-item>
          <text:p text:style-name="P6">Added PGSQLLoad.h to inc/pgsql: This is the include file to include files</text:p>
        </text:list-item>
      </text:list>
      <text:p text:style-name="Standard"/>
      <text:p text:style-name="P5">Modified Files</text:p>
      <text:list text:style-name="WW8Num25">
        <text:list-item text:start-value="1">
          <text:p text:style-name="P6">EGenLoader.cpp</text:p>
          <text:list>
            <text:list-item>
              <text:p text:style-name="P6">Added variables to represent host, database name and postmaster port</text:p>
            </text:list-item>
            <text:list-item>
              <text:p text:style-name="P6">Usage: Added options to PgSQL connection</text:p>
            </text:list-item>
            <text:list-item>
              <text:p text:style-name="P6">Added PGSQL_LOAD to eLoadImplementation enum</text:p>
            </text:list-item>
            <text:list-item>
              <text:p text:style-name="P6">ParseCommandLine: Added code to treat PGSQL load type, host name, database name and postmaster port</text:p>
            </text:list-item>
            <text:list-item>
              <text:p text:style-name="P6">CreateLoaderFactory: Added case to treat PGSQLLoaderFactory</text:p>
            </text:list-item>
            <text:list-item>
              <text:p text:style-name="P6">Main: Added defaults to PgSQL command line options; Added case to output settings; </text:p>
            </text:list-item>
          </text:list>
        </text:list-item>
      </text:list>
      <text:list text:style-name="WW8Num25">
        <text:list-item text:start-value="1">
          <text:p text:style-name="P6">MiscConsts.h</text:p>
          <text:list>
            <text:list-item>
              <text:p text:style-name="P6">Added const int's to represent limits to host, database name and port</text:p>
            </text:list-item>
            <text:list-item>
              <text:p text:style-name="P6">Added const int to represent DataTime format to CDateTime class</text:p>
            </text:list-item>
          </text:list>
        </text:list-item>
        <text:list-item>
          <text:p text:style-name="P6">EgenLoader_stdafx.h</text:p>
          <text:list>
            <text:list-item>
              <text:p text:style-name="P6">Added reference to pqxx/pqxx include file and pqxx namespace</text:p>
            </text:list-item>
            <text:list-item>
              <text:p text:style-name="P6">Added include file to PGSQL load type</text:p>
            </text:list-item>
          </text:list>
        </text:list-item>
        <text:list-item>
          <text:p text:style-name="P6">Makefile</text:p>
          <text:list>
            <text:list-item>
              <text:p text:style-name="P6">Added to CCFLAGS: -ggdb, produce debugging information for use by GDB</text:p>
            </text:list-item>
            <text:list-item>
              <text:p text:style-name="P6">Added to LDFLAGS: -lpq, -lpqxx and -L to libpq header files</text:p>
            </text:list-item>
            <text:list-item>
              <text:p text:style-name="P6">Added to APPDEFINES: -DCOMPILE_PGSQL_LOAD, -D__STDC_FORMAT_MACROS and -D__STDC_CONSTANT_MACROS, to avoid <text:s/>format errors due to standardized printf/scanf format specifier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6-09T22:19:07</meta:creation-date>
    <dc:date>2006-06-10T00:42:01</dc:date>
    <dc:language>en-US</dc:language>
    <meta:editing-cycles>30</meta:editing-cycles>
    <meta:editing-duration>PT2H22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71" meta:character-count="1825"/>
  </office:meta>
</office:document-meta>
</file>